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usedStubbings.UnusedStubbings( Collection &lt; ? extends Stubbing &gt; un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usedStubbings.format( String testName , Mockito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usedStubbings.reportUnus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usedStubbing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usedStubbing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